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descripcio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scripción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municacion_fk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style-name="ce2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soporte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3"/>
        </table:table-row>
        <table:table-row table:style-name="ro1"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4"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number-rows-repeated="3" table:style-name="ro1">
          <table:table-cell table:number-columns-repeated="7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4" table:style-name="ce2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I2" table:name="Tabla3" table:display-filter-buttons="true"/>
        <table:database-range table:target-range-address="contrato.A1:contrato.M3" table:name="Tabla4" table:display-filter-buttons="true"/>
        <table:database-range table:target-range-address="persona.A1:persona.U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samos</meta:initial-creator>
    <dc:creator>JOSÉ SAMOS JIMÉNEZ</dc:creator>
    <meta:creation-date>2015-06-05T18:19:34Z</meta:creation-date>
    <dc:date>2025-04-05T19:43:32Z</dc:date>
  </office:meta>
</office:document-meta>
</file>